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EntityMap.ArrayEntityMap( int growB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aryEntityMap.binarySearch( in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tities.escape( Writer writer ,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tities.unescape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EntityMap.add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okupEntityMap.createLookup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itiveEntityMap.nam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EntityMap.ArrayEnti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IntMap.valu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EntityMap.HashEnti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ies.fillWithHtml40Entities( Entities ent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ies.createStringWriter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EntityMap.TreeEnti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IntMap.nam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EntityMap.add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EntityMap.name( in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ies.entityNam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EntityMap.ensureCapacity( int 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okupEntityMap.lookup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okupEntityMap.name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itiveEntityMap.valu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ies.addEntities( String [ ] [ ] entity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aryEntityMap.add( String name ,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naryEntityMap.BinaryEntityMap( int growB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EntityMap.name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ies.escap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ies.addEntity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IntMap.add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ies.entity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EntityMap.valu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aryEntityMap.BinaryEnti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ies.unescape( Writer writer ,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ies.doUnescape( Writer writer , String str , int firstAmp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9">
            <text:p text:style-name="Table_20_Contents"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